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2006" officeooo:paragraph-rsid="00042006"/>
    </style:style>
    <style:style style:name="P2" style:family="paragraph" style:parent-style-name="Text_20_body">
      <style:text-properties officeooo:paragraph-rsid="00042006"/>
    </style:style>
    <style:style style:name="P3" style:family="paragraph" style:parent-style-name="Text_20_body" style:list-style-name="L1">
      <style:text-properties fo:font-size="14pt" officeooo:rsid="00042006" officeooo:paragraph-rsid="00042006" style:font-size-asian="12.25pt" style:font-size-complex="14pt"/>
    </style:style>
    <style:style style:name="P4" style:family="paragraph" style:parent-style-name="Text_20_body">
      <style:paragraph-properties fo:margin-left="1.245cm" fo:margin-right="0cm" fo:text-indent="0cm" style:auto-text-indent="false"/>
      <style:text-properties fo:font-size="14pt" officeooo:rsid="00042006" officeooo:paragraph-rsid="00042006" style:font-size-asian="12.25pt" style:font-size-complex="14pt"/>
    </style:style>
    <style:style style:name="P5" style:family="paragraph" style:parent-style-name="Title">
      <style:text-properties officeooo:rsid="00042006" officeooo:paragraph-rsid="00042006"/>
    </style:style>
    <style:style style:name="P6" style:family="paragraph" style:parent-style-name="Heading_20_1">
      <style:text-properties officeooo:rsid="00042006" officeooo:paragraph-rsid="00042006"/>
    </style:style>
    <style:style style:name="P7" style:family="paragraph" style:parent-style-name="Subtitle">
      <style:text-properties officeooo:rsid="00042006" officeooo:paragraph-rsid="000420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TATÍSTICA I</text:p>
      <text:p text:style-name="P7">FORMAÇÃO DE CIENTISTAS DE DADOS PY/R - UDEMY</text:p>
      <text:p text:style-name="P1"/>
      <text:h text:style-name="P6" text:outline-level="1">Conceitos gerais:</text:h>
      <text:p text:style-name="P4">Ciência que usa de teorias em experimentos e observvações para o estudo destes, que pode ser desenvolvida em três áreas, a saber:</text:p>
      <text:list xml:id="list858431870" text:style-name="L1">
        <text:list-item>
          <text:p text:style-name="P3">Descritiva: organizar, demonstrar e resumir dados.</text:p>
        </text:list-item>
        <text:list-item>
          <text:p text:style-name="P3">Probabilidade: ananlisar situações sujeiras ao acaso.</text:p>
        </text:list-item>
        <text:list-item>
          <text:p text:style-name="P3">Inferência: obter respostas sobre um fenômeno com dados representativos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3S</meta:editing-duration>
    <meta:editing-cycles>3</meta:editing-cycles>
    <meta:generator>LibreOffice/5.4.7.2$Windows_X86_64 LibreOffice_project/c838ef25c16710f8838b1faec480ebba495259d0</meta:generator>
    <dc:date>2020-02-12T21:43:26.765000000</dc:date>
    <meta:document-statistic meta:table-count="0" meta:image-count="0" meta:object-count="0" meta:page-count="1" meta:paragraph-count="7" meta:word-count="58" meta:character-count="381" meta:non-whitespace-character-count="333"/>
    <meta:user-defined meta:name="Info 1"/>
    <meta:user-defined meta:name="Info 2"/>
    <meta:user-defined meta:name="Info 3"/>
    <meta:user-defined meta:name="Info 4"/>
  </office:meta>
</office:document-meta>
</file>